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06" calcext:value-type="float">
            <text:p>906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777" calcext:value-type="float">
            <text:p>777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39" calcext:value-type="float">
            <text:p>5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3" calcext:value-type="float">
            <text:p>283</text:p>
          </table:table-cell>
          <table:table-cell table:style-name="ce23" office:value-type="float" office:value="230" calcext:value-type="float">
            <text:p>230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418" calcext:value-type="float">
            <text:p>2418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846" calcext:value-type="float">
            <text:p>846</text:p>
          </table:table-cell>
          <table:table-cell table:style-name="ce23" office:value-type="float" office:value="1208" calcext:value-type="float">
            <text:p>1208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96" calcext:value-type="float">
            <text:p>69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1" calcext:value-type="float">
            <text:p>191</text:p>
          </table:table-cell>
          <table:table-cell table:style-name="ce23" office:value-type="float" office:value="470" calcext:value-type="float">
            <text:p>470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844" calcext:value-type="float">
            <text:p>2844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646" calcext:value-type="float">
            <text:p>646</text:p>
          </table:table-cell>
          <table:table-cell table:style-name="ce23" office:value-type="float" office:value="1993" calcext:value-type="float">
            <text:p>1993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669" calcext:value-type="float">
            <text:p>2669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666" calcext:value-type="float">
            <text:p>666</text:p>
          </table:table-cell>
          <table:table-cell table:style-name="ce23" office:value-type="float" office:value="1880" calcext:value-type="float">
            <text:p>1880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201" calcext:value-type="float">
            <text:p>120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02" calcext:value-type="float">
            <text:p>402</text:p>
          </table:table-cell>
          <table:table-cell table:style-name="ce23" office:value-type="float" office:value="780" calcext:value-type="float">
            <text:p>780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522" calcext:value-type="float">
            <text:p>652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808" calcext:value-type="float">
            <text:p>3808</text:p>
          </table:table-cell>
          <table:table-cell table:style-name="ce23" office:value-type="float" office:value="2648" calcext:value-type="float">
            <text:p>2648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595" calcext:value-type="float">
            <text:p>14595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9704" calcext:value-type="float">
            <text:p>9704</text:p>
          </table:table-cell>
          <table:table-cell table:style-name="ce23" office:value-type="float" office:value="4460" calcext:value-type="float">
            <text:p>4460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340" calcext:value-type="float">
            <text:p>134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28" calcext:value-type="float">
            <text:p>528</text:p>
          </table:table-cell>
          <table:table-cell table:style-name="ce23" office:value-type="float" office:value="797" calcext:value-type="float">
            <text:p>797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40" calcext:value-type="float">
            <text:p>174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25" calcext:value-type="float">
            <text:p>725</text:p>
          </table:table-cell>
          <table:table-cell table:style-name="ce23" office:value-type="float" office:value="1008" calcext:value-type="float">
            <text:p>1008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838" calcext:value-type="float">
            <text:p>183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1705" calcext:value-type="float">
            <text:p>1705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779" calcext:value-type="float">
            <text:p>477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2" calcext:value-type="float">
            <text:p>342</text:p>
          </table:table-cell>
          <table:table-cell table:style-name="ce23" office:value-type="float" office:value="4395" calcext:value-type="float">
            <text:p>4395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6138" calcext:value-type="float">
            <text:p>36138</text:p>
          </table:table-cell>
          <table:table-cell table:style-name="ce24" office:value-type="float" office:value="5163" calcext:value-type="float">
            <text:p>5163</text:p>
          </table:table-cell>
          <table:table-cell table:style-name="ce24" office:value-type="float" office:value="7961" calcext:value-type="float">
            <text:p>7961</text:p>
          </table:table-cell>
          <table:table-cell table:style-name="ce23" office:value-type="float" office:value="23014" calcext:value-type="float">
            <text:p>23014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65" calcext:value-type="float">
            <text:p>46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3" office:value-type="float" office:value="408" calcext:value-type="float">
            <text:p>408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214" calcext:value-type="float">
            <text:p>12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20" calcext:value-type="float">
            <text:p>320</text:p>
          </table:table-cell>
          <table:table-cell table:style-name="ce23" office:value-type="float" office:value="848" calcext:value-type="float">
            <text:p>848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3682" calcext:value-type="float">
            <text:p>33682</text:p>
          </table:table-cell>
          <table:table-cell table:style-name="ce24" office:value-type="float" office:value="2141" calcext:value-type="float">
            <text:p>2141</text:p>
          </table:table-cell>
          <table:table-cell table:style-name="ce24" office:value-type="float" office:value="14026" calcext:value-type="float">
            <text:p>14026</text:p>
          </table:table-cell>
          <table:table-cell table:style-name="ce23" office:value-type="float" office:value="17515" calcext:value-type="float">
            <text:p>17515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2" calcext:value-type="float">
            <text:p>112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46" calcext:value-type="float">
            <text:p>8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41" calcext:value-type="float">
            <text:p>141</text:p>
          </table:table-cell>
          <table:table-cell table:style-name="ce23" office:value-type="float" office:value="664" calcext:value-type="float">
            <text:p>664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57" calcext:value-type="float">
            <text:p>55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4" calcext:value-type="float">
            <text:p>294</text:p>
          </table:table-cell>
          <table:table-cell table:style-name="ce23" office:value-type="float" office:value="228" calcext:value-type="float">
            <text:p>228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96" calcext:value-type="float">
            <text:p>99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4" calcext:value-type="float">
            <text:p>164</text:p>
          </table:table-cell>
          <table:table-cell table:style-name="ce23" office:value-type="float" office:value="810" calcext:value-type="float">
            <text:p>810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2814" calcext:value-type="float">
            <text:p>32814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10545" calcext:value-type="float">
            <text:p>10545</text:p>
          </table:table-cell>
          <table:table-cell table:style-name="ce23" office:value-type="float" office:value="20914" calcext:value-type="float">
            <text:p>20914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6" calcext:value-type="float">
            <text:p>5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4" calcext:value-type="float">
            <text:p>54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252" calcext:value-type="float">
            <text:p>925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621" calcext:value-type="float">
            <text:p>3621</text:p>
          </table:table-cell>
          <table:table-cell table:style-name="ce23" office:value-type="float" office:value="5515" calcext:value-type="float">
            <text:p>5515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3760" calcext:value-type="float">
            <text:p>83760</text:p>
          </table:table-cell>
          <table:table-cell table:style-name="ce24" office:value-type="float" office:value="4636" calcext:value-type="float">
            <text:p>4636</text:p>
          </table:table-cell>
          <table:table-cell table:style-name="ce24" office:value-type="float" office:value="77552" calcext:value-type="float">
            <text:p>77552</text:p>
          </table:table-cell>
          <table:table-cell table:style-name="ce23" office:value-type="float" office:value="1572" calcext:value-type="float">
            <text:p>1572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439" calcext:value-type="float">
            <text:p>343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634" calcext:value-type="float">
            <text:p>634</text:p>
          </table:table-cell>
          <table:table-cell table:style-name="ce23" office:value-type="float" office:value="2652" calcext:value-type="float">
            <text:p>2652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3" calcext:value-type="float">
            <text:p>1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26" calcext:value-type="float">
            <text:p>126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49" calcext:value-type="float">
            <text:p>64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8" calcext:value-type="float">
            <text:p>88</text:p>
          </table:table-cell>
          <table:table-cell table:style-name="ce23" office:value-type="float" office:value="557" calcext:value-type="float">
            <text:p>557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88" calcext:value-type="float">
            <text:p>68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3" calcext:value-type="float">
            <text:p>193</text:p>
          </table:table-cell>
          <table:table-cell table:style-name="ce23" office:value-type="float" office:value="489" calcext:value-type="float">
            <text:p>489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814" calcext:value-type="float">
            <text:p>18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600" calcext:value-type="float">
            <text:p>600</text:p>
          </table:table-cell>
          <table:table-cell table:style-name="ce23" office:value-type="float" office:value="1178" calcext:value-type="float">
            <text:p>1178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23" calcext:value-type="float">
            <text:p>9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2" calcext:value-type="float">
            <text:p>192</text:p>
          </table:table-cell>
          <table:table-cell table:style-name="ce23" office:value-type="float" office:value="700" calcext:value-type="float">
            <text:p>700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50" calcext:value-type="float">
            <text:p>75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661" calcext:value-type="float">
            <text:p>661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549" calcext:value-type="float">
            <text:p>654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174" calcext:value-type="float">
            <text:p>1174</text:p>
          </table:table-cell>
          <table:table-cell table:style-name="ce23" office:value-type="float" office:value="5202" calcext:value-type="float">
            <text:p>5202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87" calcext:value-type="float">
            <text:p>28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239" calcext:value-type="float">
            <text:p>239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268" calcext:value-type="float">
            <text:p>7268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3571" calcext:value-type="float">
            <text:p>3571</text:p>
          </table:table-cell>
          <table:table-cell table:style-name="ce23" office:value-type="float" office:value="3361" calcext:value-type="float">
            <text:p>3361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office:value-type="string" calcext:value-type="string">
            <text:p>2020-04-17 23:30:52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4" calcext:value-type="float">
            <text:p>644</text:p>
          </table:table-cell>
          <table:table-cell table:style-name="ce23" office:value-type="float" office:value="55" calcext:value-type="float">
            <text:p>55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32" calcext:value-type="float">
            <text:p>7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6" calcext:value-type="float">
            <text:p>76</text:p>
          </table:table-cell>
          <table:table-cell table:style-name="ce23" office:value-type="float" office:value="654" calcext:value-type="float">
            <text:p>654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126" calcext:value-type="float">
            <text:p>4126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68" calcext:value-type="float">
            <text:p>268</text:p>
          </table:table-cell>
          <table:table-cell table:style-name="ce23" office:value-type="float" office:value="3658" calcext:value-type="float">
            <text:p>3658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450" calcext:value-type="float">
            <text:p>8450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838" calcext:value-type="float">
            <text:p>838</text:p>
          </table:table-cell>
          <table:table-cell table:style-name="ce23" office:value-type="float" office:value="7191" calcext:value-type="float">
            <text:p>7191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7" calcext:value-type="float">
            <text:p>17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8" calcext:value-type="float">
            <text:p>38</text:p>
          </table:table-cell>
          <table:table-cell table:style-name="ce23" office:value-type="float" office:value="132" calcext:value-type="float">
            <text:p>132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59" calcext:value-type="float">
            <text:p>145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5" calcext:value-type="float">
            <text:p>145</text:p>
          </table:table-cell>
          <table:table-cell table:style-name="ce23" office:value-type="float" office:value="1276" calcext:value-type="float">
            <text:p>1276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6" calcext:value-type="float">
            <text:p>9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489" calcext:value-type="float">
            <text:p>348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700" calcext:value-type="float">
            <text:p>1700</text:p>
          </table:table-cell>
          <table:table-cell table:style-name="ce23" office:value-type="float" office:value="1707" calcext:value-type="float">
            <text:p>1707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9130" calcext:value-type="float">
            <text:p>149130</text:p>
          </table:table-cell>
          <table:table-cell table:style-name="ce24" office:value-type="float" office:value="18703" calcext:value-type="float">
            <text:p>18703</text:p>
          </table:table-cell>
          <table:table-cell table:style-name="ce24" office:value-type="float" office:value="35006" calcext:value-type="float">
            <text:p>35006</text:p>
          </table:table-cell>
          <table:table-cell table:style-name="ce23" office:value-type="float" office:value="95421" calcext:value-type="float">
            <text:p>95421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08" calcext:value-type="float">
            <text:p>1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70" calcext:value-type="float">
            <text:p>37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9" calcext:value-type="float">
            <text:p>79</text:p>
          </table:table-cell>
          <table:table-cell table:style-name="ce23" office:value-type="float" office:value="288" calcext:value-type="float">
            <text:p>288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1397" calcext:value-type="float">
            <text:p>141397</text:p>
          </table:table-cell>
          <table:table-cell table:style-name="ce24" office:value-type="float" office:value="4352" calcext:value-type="float">
            <text:p>4352</text:p>
          </table:table-cell>
          <table:table-cell table:style-name="ce24" office:value-type="float" office:value="83114" calcext:value-type="float">
            <text:p>83114</text:p>
          </table:table-cell>
          <table:table-cell table:style-name="ce23" office:value-type="float" office:value="53931" calcext:value-type="float">
            <text:p>53931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41" calcext:value-type="float">
            <text:p>6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3" calcext:value-type="float">
            <text:p>83</text:p>
          </table:table-cell>
          <table:table-cell table:style-name="ce23" office:value-type="float" office:value="550" calcext:value-type="float">
            <text:p>550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224" calcext:value-type="float">
            <text:p>2224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47" calcext:value-type="float">
            <text:p>1847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14" calcext:value-type="float">
            <text:p>2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186" calcext:value-type="float">
            <text:p>186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77" calcext:value-type="float">
            <text:p>47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9" calcext:value-type="float">
            <text:p>59</text:p>
          </table:table-cell>
          <table:table-cell table:style-name="ce23" office:value-type="float" office:value="415" calcext:value-type="float">
            <text:p>415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3" calcext:value-type="float">
            <text:p>4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48" calcext:value-type="float">
            <text:p>48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3" calcext:value-type="float">
            <text:p>4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42" calcext:value-type="float">
            <text:p>4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3" office:value-type="float" office:value="391" calcext:value-type="float">
            <text:p>391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63" calcext:value-type="float">
            <text:p>1763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07" calcext:value-type="float">
            <text:p>207</text:p>
          </table:table-cell>
          <table:table-cell table:style-name="ce23" office:value-type="float" office:value="1400" calcext:value-type="float">
            <text:p>1400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54" calcext:value-type="float">
            <text:p>17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24" calcext:value-type="float">
            <text:p>1224</text:p>
          </table:table-cell>
          <table:table-cell table:style-name="ce23" office:value-type="float" office:value="521" calcext:value-type="float">
            <text:p>521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352" calcext:value-type="float">
            <text:p>14352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2041" calcext:value-type="float">
            <text:p>2041</text:p>
          </table:table-cell>
          <table:table-cell table:style-name="ce23" office:value-type="float" office:value="11825" calcext:value-type="float">
            <text:p>11825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923" calcext:value-type="float">
            <text:p>5923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7" calcext:value-type="float">
            <text:p>607</text:p>
          </table:table-cell>
          <table:table-cell table:style-name="ce23" office:value-type="float" office:value="4796" calcext:value-type="float">
            <text:p>4796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82" calcext:value-type="float">
            <text:p>148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906" calcext:value-type="float">
            <text:p>906</text:p>
          </table:table-cell>
          <table:table-cell table:style-name="ce23" office:value-type="float" office:value="495" calcext:value-type="float">
            <text:p>495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3980" calcext:value-type="float">
            <text:p>13980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13373" calcext:value-type="float">
            <text:p>13373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9494" calcext:value-type="float">
            <text:p>79494</text:p>
          </table:table-cell>
          <table:table-cell table:style-name="ce24" office:value-type="float" office:value="4958" calcext:value-type="float">
            <text:p>4958</text:p>
          </table:table-cell>
          <table:table-cell table:style-name="ce24" office:value-type="float" office:value="54064" calcext:value-type="float">
            <text:p>54064</text:p>
          </table:table-cell>
          <table:table-cell table:style-name="ce23" office:value-type="float" office:value="20472" calcext:value-type="float">
            <text:p>20472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2982" calcext:value-type="float">
            <text:p>1298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3126" calcext:value-type="float">
            <text:p>3126</text:p>
          </table:table-cell>
          <table:table-cell table:style-name="ce23" office:value-type="float" office:value="9705" calcext:value-type="float">
            <text:p>9705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2434" calcext:value-type="float">
            <text:p>172434</text:p>
          </table:table-cell>
          <table:table-cell table:style-name="ce24" office:value-type="float" office:value="22745" calcext:value-type="float">
            <text:p>22745</text:p>
          </table:table-cell>
          <table:table-cell table:style-name="ce24" office:value-type="float" office:value="42727" calcext:value-type="float">
            <text:p>42727</text:p>
          </table:table-cell>
          <table:table-cell table:style-name="ce23" office:value-type="float" office:value="106962" calcext:value-type="float">
            <text:p>106962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3" calcext:value-type="float">
            <text:p>1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13" calcext:value-type="float">
            <text:p>113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787" calcext:value-type="float">
            <text:p>978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935" calcext:value-type="float">
            <text:p>935</text:p>
          </table:table-cell>
          <table:table-cell table:style-name="ce23" office:value-type="float" office:value="8662" calcext:value-type="float">
            <text:p>8662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07" calcext:value-type="float">
            <text:p>40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5" calcext:value-type="float">
            <text:p>265</text:p>
          </table:table-cell>
          <table:table-cell table:style-name="ce23" office:value-type="float" office:value="135" calcext:value-type="float">
            <text:p>135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546" calcext:value-type="float">
            <text:p>154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7" calcext:value-type="float">
            <text:p>347</text:p>
          </table:table-cell>
          <table:table-cell table:style-name="ce23" office:value-type="float" office:value="1182" calcext:value-type="float">
            <text:p>1182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46" calcext:value-type="float">
            <text:p>2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182" calcext:value-type="float">
            <text:p>182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80" calcext:value-type="float">
            <text:p>48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4" calcext:value-type="float">
            <text:p>84</text:p>
          </table:table-cell>
          <table:table-cell table:style-name="ce23" office:value-type="float" office:value="384" calcext:value-type="float">
            <text:p>384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658" calcext:value-type="float">
            <text:p>165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8" calcext:value-type="float">
            <text:p>258</text:p>
          </table:table-cell>
          <table:table-cell table:style-name="ce23" office:value-type="float" office:value="1395" calcext:value-type="float">
            <text:p>1395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89" calcext:value-type="float">
            <text:p>48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4" calcext:value-type="float">
            <text:p>114</text:p>
          </table:table-cell>
          <table:table-cell table:style-name="ce23" office:value-type="float" office:value="370" calcext:value-type="float">
            <text:p>370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82" calcext:value-type="float">
            <text:p>6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8" calcext:value-type="float">
            <text:p>88</text:p>
          </table:table-cell>
          <table:table-cell table:style-name="ce23" office:value-type="float" office:value="589" calcext:value-type="float">
            <text:p>589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68" calcext:value-type="float">
            <text:p>66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6" calcext:value-type="float">
            <text:p>86</text:p>
          </table:table-cell>
          <table:table-cell table:style-name="ce23" office:value-type="float" office:value="561" calcext:value-type="float">
            <text:p>561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3" office:value-type="float" office:value="62" calcext:value-type="float">
            <text:p>62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37" calcext:value-type="float">
            <text:p>37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149" calcext:value-type="float">
            <text:p>11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0" calcext:value-type="float">
            <text:p>210</text:p>
          </table:table-cell>
          <table:table-cell table:style-name="ce23" office:value-type="float" office:value="906" calcext:value-type="float">
            <text:p>906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480" calcext:value-type="float">
            <text:p>348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79" calcext:value-type="float">
            <text:p>579</text:p>
          </table:table-cell>
          <table:table-cell table:style-name="ce23" office:value-type="float" office:value="2829" calcext:value-type="float">
            <text:p>2829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17" calcext:value-type="float">
            <text:p>1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3" calcext:value-type="float">
            <text:p>33</text:p>
          </table:table-cell>
          <table:table-cell table:style-name="ce23" office:value-type="float" office:value="84" calcext:value-type="float">
            <text:p>84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251" calcext:value-type="float">
            <text:p>525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967" calcext:value-type="float">
            <text:p>2967</text:p>
          </table:table-cell>
          <table:table-cell table:style-name="ce23" office:value-type="float" office:value="2198" calcext:value-type="float">
            <text:p>2198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71" calcext:value-type="float">
            <text:p>17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3" office:value-type="float" office:value="124" calcext:value-type="float">
            <text:p>124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22" calcext:value-type="float">
            <text:p>4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1" calcext:value-type="float">
            <text:p>91</text:p>
          </table:table-cell>
          <table:table-cell table:style-name="ce23" office:value-type="float" office:value="328" calcext:value-type="float">
            <text:p>328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24" calcext:value-type="float">
            <text:p>3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8" calcext:value-type="float">
            <text:p>108</text:p>
          </table:table-cell>
          <table:table-cell table:style-name="ce23" office:value-type="float" office:value="207" calcext:value-type="float">
            <text:p>207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297" calcext:value-type="float">
            <text:p>6297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2125" calcext:value-type="float">
            <text:p>2125</text:p>
          </table:table-cell>
          <table:table-cell table:style-name="ce23" office:value-type="float" office:value="3686" calcext:value-type="float">
            <text:p>3686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264" calcext:value-type="float">
            <text:p>226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6" calcext:value-type="float">
            <text:p>276</text:p>
          </table:table-cell>
          <table:table-cell table:style-name="ce23" office:value-type="float" office:value="1932" calcext:value-type="float">
            <text:p>1932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3" office:value-type="float" office:value="71" calcext:value-type="float">
            <text:p>71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03" calcext:value-type="float">
            <text:p>30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43" calcext:value-type="float">
            <text:p>243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564" calcext:value-type="float">
            <text:p>256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81" calcext:value-type="float">
            <text:p>281</text:p>
          </table:table-cell>
          <table:table-cell table:style-name="ce23" office:value-type="float" office:value="2148" calcext:value-type="float">
            <text:p>2148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2" calcext:value-type="float">
            <text:p>32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office:value-type="string" calcext:value-type="string">
            <text:p>2020-04-17 23:30:52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8" calcext:value-type="float">
            <text:p>8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79" calcext:value-type="float">
            <text:p>79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8" calcext:value-type="float">
            <text:p>28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0619" calcext:value-type="float">
            <text:p>30619</text:p>
          </table:table-cell>
          <table:table-cell table:style-name="ce24" office:value-type="float" office:value="3471" calcext:value-type="float">
            <text:p>3471</text:p>
          </table:table-cell>
          <table:table-cell table:style-name="ce24" office:value-type="float" office:value="315" calcext:value-type="float">
            <text:p>315</text:p>
          </table:table-cell>
          <table:table-cell table:style-name="ce23" office:value-type="float" office:value="26833" calcext:value-type="float">
            <text:p>26833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09" calcext:value-type="float">
            <text:p>140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16" calcext:value-type="float">
            <text:p>816</text:p>
          </table:table-cell>
          <table:table-cell table:style-name="ce23" office:value-type="float" office:value="582" calcext:value-type="float">
            <text:p>582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27" calcext:value-type="float">
            <text:p>6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0" calcext:value-type="float">
            <text:p>110</text:p>
          </table:table-cell>
          <table:table-cell table:style-name="ce23" office:value-type="float" office:value="499" calcext:value-type="float">
            <text:p>499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93" calcext:value-type="float">
            <text:p>49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9" calcext:value-type="float">
            <text:p>159</text:p>
          </table:table-cell>
          <table:table-cell table:style-name="ce23" office:value-type="float" office:value="317" calcext:value-type="float">
            <text:p>317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117" calcext:value-type="float">
            <text:p>11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9" calcext:value-type="float">
            <text:p>139</text:p>
          </table:table-cell>
          <table:table-cell table:style-name="ce23" office:value-type="float" office:value="929" calcext:value-type="float">
            <text:p>929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937" calcext:value-type="float">
            <text:p>6937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744" calcext:value-type="float">
            <text:p>6744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069" calcext:value-type="float">
            <text:p>106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6" calcext:value-type="float">
            <text:p>176</text:p>
          </table:table-cell>
          <table:table-cell table:style-name="ce23" office:value-type="float" office:value="887" calcext:value-type="float">
            <text:p>887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025" calcext:value-type="float">
            <text:p>7025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765" calcext:value-type="float">
            <text:p>1765</text:p>
          </table:table-cell>
          <table:table-cell table:style-name="ce23" office:value-type="float" office:value="5125" calcext:value-type="float">
            <text:p>5125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016" calcext:value-type="float">
            <text:p>4016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3809" calcext:value-type="float">
            <text:p>3809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99" calcext:value-type="float">
            <text:p>19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161" calcext:value-type="float">
            <text:p>161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3489" calcext:value-type="float">
            <text:p>13489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541" calcext:value-type="float">
            <text:p>6541</text:p>
          </table:table-cell>
          <table:table-cell table:style-name="ce23" office:value-type="float" office:value="6648" calcext:value-type="float">
            <text:p>6648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878" calcext:value-type="float">
            <text:p>5878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487" calcext:value-type="float">
            <text:p>487</text:p>
          </table:table-cell>
          <table:table-cell table:style-name="ce23" office:value-type="float" office:value="5004" calcext:value-type="float">
            <text:p>5004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379" calcext:value-type="float">
            <text:p>8379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866" calcext:value-type="float">
            <text:p>866</text:p>
          </table:table-cell>
          <table:table-cell table:style-name="ce23" office:value-type="float" office:value="7181" calcext:value-type="float">
            <text:p>7181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9022" calcext:value-type="float">
            <text:p>19022</text:p>
          </table:table-cell>
          <table:table-cell table:style-name="ce24" office:value-type="float" office:value="657" calcext:value-type="float">
            <text:p>657</text:p>
          </table:table-cell>
          <table:table-cell table:style-name="ce24" office:value-type="float" office:value="519" calcext:value-type="float">
            <text:p>519</text:p>
          </table:table-cell>
          <table:table-cell table:style-name="ce23" office:value-type="float" office:value="17846" calcext:value-type="float">
            <text:p>17846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663" calcext:value-type="float">
            <text:p>466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4" calcext:value-type="float">
            <text:p>464</text:p>
          </table:table-cell>
          <table:table-cell table:style-name="ce23" office:value-type="float" office:value="4192" calcext:value-type="float">
            <text:p>4192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04" calcext:value-type="float">
            <text:p>20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1" calcext:value-type="float">
            <text:p>111</text:p>
          </table:table-cell>
          <table:table-cell table:style-name="ce23" office:value-type="float" office:value="84" calcext:value-type="float">
            <text:p>84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0635" calcext:value-type="float">
            <text:p>10635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7829" calcext:value-type="float">
            <text:p>7829</text:p>
          </table:table-cell>
          <table:table-cell table:style-name="ce23" office:value-type="float" office:value="2576" calcext:value-type="float">
            <text:p>2576</text:p>
          </table:table-cell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067" calcext:value-type="float">
            <text:p>8067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508" calcext:value-type="float">
            <text:p>1508</text:p>
          </table:table-cell>
          <table:table-cell table:style-name="ce23" office:value-type="float" office:value="6148" calcext:value-type="float">
            <text:p>6148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2008" calcext:value-type="float">
            <text:p>32008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2590" calcext:value-type="float">
            <text:p>2590</text:p>
          </table:table-cell>
          <table:table-cell table:style-name="ce23" office:value-type="float" office:value="29145" calcext:value-type="float">
            <text:p>29145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3" calcext:value-type="float">
            <text:p>1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5" calcext:value-type="float">
            <text:p>65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35" calcext:value-type="float">
            <text:p>43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7" calcext:value-type="float">
            <text:p>57</text:p>
          </table:table-cell>
          <table:table-cell table:style-name="ce23" office:value-type="float" office:value="339" calcext:value-type="float">
            <text:p>339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142" calcext:value-type="float">
            <text:p>7142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049" calcext:value-type="float">
            <text:p>1049</text:p>
          </table:table-cell>
          <table:table-cell table:style-name="ce23" office:value-type="float" office:value="6006" calcext:value-type="float">
            <text:p>6006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42" calcext:value-type="float">
            <text:p>34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8" calcext:value-type="float">
            <text:p>198</text:p>
          </table:table-cell>
          <table:table-cell table:style-name="ce23" office:value-type="float" office:value="142" calcext:value-type="float">
            <text:p>142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690" calcext:value-type="float">
            <text:p>5690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34" calcext:value-type="float">
            <text:p>534</text:p>
          </table:table-cell>
          <table:table-cell table:style-name="ce23" office:value-type="float" office:value="5046" calcext:value-type="float">
            <text:p>5046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26" calcext:value-type="float">
            <text:p>26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050" calcext:value-type="float">
            <text:p>505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08" calcext:value-type="float">
            <text:p>708</text:p>
          </table:table-cell>
          <table:table-cell table:style-name="ce23" office:value-type="float" office:value="4331" calcext:value-type="float">
            <text:p>4331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049" calcext:value-type="float">
            <text:p>10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5" calcext:value-type="float">
            <text:p>175</text:p>
          </table:table-cell>
          <table:table-cell table:style-name="ce23" office:value-type="float" office:value="865" calcext:value-type="float">
            <text:p>865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304" calcext:value-type="float">
            <text:p>130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74" calcext:value-type="float">
            <text:p>174</text:p>
          </table:table-cell>
          <table:table-cell table:style-name="ce23" office:value-type="float" office:value="1064" calcext:value-type="float">
            <text:p>1064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16" calcext:value-type="float">
            <text:p>1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08" calcext:value-type="float">
            <text:p>108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783" calcext:value-type="float">
            <text:p>278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03" calcext:value-type="float">
            <text:p>903</text:p>
          </table:table-cell>
          <table:table-cell table:style-name="ce23" office:value-type="float" office:value="1830" calcext:value-type="float">
            <text:p>1830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90839" calcext:value-type="float">
            <text:p>190839</text:p>
          </table:table-cell>
          <table:table-cell table:style-name="ce24" office:value-type="float" office:value="20002" calcext:value-type="float">
            <text:p>20002</text:p>
          </table:table-cell>
          <table:table-cell table:style-name="ce24" office:value-type="float" office:value="74797" calcext:value-type="float">
            <text:p>74797</text:p>
          </table:table-cell>
          <table:table-cell table:style-name="ce23" office:value-type="float" office:value="96040" calcext:value-type="float">
            <text:p>96040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44" calcext:value-type="float">
            <text:p>2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160" calcext:value-type="float">
            <text:p>160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3216" calcext:value-type="float">
            <text:p>13216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11266" calcext:value-type="float">
            <text:p>11266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7078" calcext:value-type="float">
            <text:p>27078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16400" calcext:value-type="float">
            <text:p>16400</text:p>
          </table:table-cell>
          <table:table-cell table:style-name="ce23" office:value-type="float" office:value="9351" calcext:value-type="float">
            <text:p>9351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395" calcext:value-type="float">
            <text:p>39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6" calcext:value-type="float">
            <text:p>166</text:p>
          </table:table-cell>
          <table:table-cell table:style-name="ce23" office:value-type="float" office:value="223" calcext:value-type="float">
            <text:p>223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7" calcext:value-type="float">
            <text:p>1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131" calcext:value-type="float">
            <text:p>131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700" calcext:value-type="float">
            <text:p>270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689" calcext:value-type="float">
            <text:p>1689</text:p>
          </table:table-cell>
          <table:table-cell table:style-name="ce23" office:value-type="float" office:value="964" calcext:value-type="float">
            <text:p>964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9" calcext:value-type="float">
            <text:p>39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3" calcext:value-type="float">
            <text:p>8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8" calcext:value-type="float">
            <text:p>48</text:p>
          </table:table-cell>
          <table:table-cell table:style-name="ce23"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3" office:value-type="float" office:value="86" calcext:value-type="float">
            <text:p>86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864" calcext:value-type="float">
            <text:p>86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3" calcext:value-type="float">
            <text:p>43</text:p>
          </table:table-cell>
          <table:table-cell table:style-name="ce23" office:value-type="float" office:value="784" calcext:value-type="float">
            <text:p>784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78546" calcext:value-type="float">
            <text:p>78546</text:p>
          </table:table-cell>
          <table:table-cell table:style-name="ce24" office:value-type="float" office:value="1769" calcext:value-type="float">
            <text:p>1769</text:p>
          </table:table-cell>
          <table:table-cell table:style-name="ce24" office:value-type="float" office:value="8631" calcext:value-type="float">
            <text:p>8631</text:p>
          </table:table-cell>
          <table:table-cell table:style-name="ce23" office:value-type="float" office:value="68146" calcext:value-type="float">
            <text:p>68146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6" calcext:value-type="float">
            <text:p>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3" office:value-type="float" office:value="36" calcext:value-type="float">
            <text:p>36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662" calcext:value-type="float">
            <text:p>466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46" calcext:value-type="float">
            <text:p>246</text:p>
          </table:table-cell>
          <table:table-cell table:style-name="ce23" office:value-type="float" office:value="4291" calcext:value-type="float">
            <text:p>4291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302" calcext:value-type="float">
            <text:p>630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188" calcext:value-type="float">
            <text:p>1188</text:p>
          </table:table-cell>
          <table:table-cell table:style-name="ce23" office:value-type="float" office:value="5077" calcext:value-type="float">
            <text:p>5077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09769" calcext:value-type="float">
            <text:p>109769</text:p>
          </table:table-cell>
          <table:table-cell table:style-name="ce24" office:value-type="float" office:value="14607" calcext:value-type="float">
            <text:p>14607</text:p>
          </table:table-cell>
          <table:table-cell table:style-name="ce24" office:value-type="float" office:value="394" calcext:value-type="float">
            <text:p>394</text:p>
          </table:table-cell>
          <table:table-cell table:style-name="ce23" office:value-type="float" office:value="94768" calcext:value-type="float">
            <text:p>94768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99706" calcext:value-type="float">
            <text:p>699706</text:p>
          </table:table-cell>
          <table:table-cell table:style-name="ce24" office:value-type="float" office:value="36773" calcext:value-type="float">
            <text:p>36773</text:p>
          </table:table-cell>
          <table:table-cell table:style-name="ce24" office:value-type="float" office:value="58545" calcext:value-type="float">
            <text:p>58545</text:p>
          </table:table-cell>
          <table:table-cell table:style-name="ce23" office:value-type="float" office:value="604388" calcext:value-type="float">
            <text:p>604388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02" calcext:value-type="float">
            <text:p>50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6" calcext:value-type="float">
            <text:p>286</text:p>
          </table:table-cell>
          <table:table-cell table:style-name="ce23" office:value-type="float" office:value="207" calcext:value-type="float">
            <text:p>207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1405" calcext:value-type="float">
            <text:p>140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6" calcext:value-type="float">
            <text:p>156</text:p>
          </table:table-cell>
          <table:table-cell table:style-name="ce23" office:value-type="float" office:value="1245" calcext:value-type="float">
            <text:p>1245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98" calcext:value-type="float">
            <text:p>198</text:p>
          </table:table-cell>
          <table:table-cell table:style-name="ce23" office:value-type="float" office:value="70" calcext:value-type="float">
            <text:p>70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402" calcext:value-type="float">
            <text:p>40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9" calcext:value-type="float">
            <text:p>69</text:p>
          </table:table-cell>
          <table:table-cell table:style-name="ce23" office:value-type="float" office:value="331" calcext:value-type="float">
            <text:p>331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52" calcext:value-type="float">
            <text:p>5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3" office:value-type="float" office:value="20" calcext:value-type="float">
            <text:p>20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office:value-type="string" calcext:value-type="string">
            <text:p>2020-04-17 23:30:5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office:value-type="string" calcext:value-type="string">
            <text:p>2020-04-17 23:30:52</text:p>
          </table:table-cell>
          <table:table-cell table:style-name="ce23" office:value-type="float" office:value="5690" calcext:value-type="float">
            <text:p>5690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34" calcext:value-type="float">
            <text:p>534</text:p>
          </table:table-cell>
          <table:table-cell table:style-name="ce23" office:value-type="float" office:value="5046" calcext:value-type="float">
            <text:p>504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office:value-type="string" calcext:value-type="string">
            <text:p>2020-04-17 23:30:52</text:p>
          </table:table-cell>
          <table:table-cell table:style-name="ce23" office:value-type="float" office:value="1049" calcext:value-type="float">
            <text:p>10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5" calcext:value-type="float">
            <text:p>175</text:p>
          </table:table-cell>
          <table:table-cell table:style-name="ce23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office:value-type="string" calcext:value-type="string">
            <text:p>2020-04-17 23:30:52</text:p>
          </table:table-cell>
          <table:table-cell table:style-name="ce23" office:value-type="float" office:value="1117" calcext:value-type="float">
            <text:p>11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9" calcext:value-type="float">
            <text:p>139</text:p>
          </table:table-cell>
          <table:table-cell table:style-name="ce23" office:value-type="float" office:value="929" calcext:value-type="float">
            <text:p>929</text:p>
          </table:table-cell>
        </table:table-row>
        <table:table-row table:style-name="ro1" table:number-rows-repeated="123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09 01:12: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2:49: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3-29 00:14: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0:50: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6 13:44: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0:45: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02 00:16: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3-18 01:37: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3-24 04:19: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1:25: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0:20: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4 00:43: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9:19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5:0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02 01:30: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2:03: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1:05: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0 01:22: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0:08: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0:20: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5 14:46: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3-16 08:47: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2-23 11:19: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1:05: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0:37: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6:07: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6 23:58: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6 01:07: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15:23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2-23 11:19: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3-08 05:31: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8: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6 23:58: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2:46: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08:03: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020-04-17 23:30:32</text:p>
          </table:table-cell>
          <table:table-cell table:number-columns-repeated="4"/>
        </table:table-row>
      </table:table>
      <table:table table:name="continent" table:style-name="ta1">
        <table:table-column table:style-name="co8" table:default-cell-style-name="ce26"/>
        <table:table-column table:style-name="co9" table:default-cell-style-name="ce26"/>
        <table:table-column table:style-name="co7" table:number-columns-repeated="3" table:default-cell-style-name="ce26"/>
        <table:table-column table:style-name="co7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076244" calcext:value-type="float">
            <text:p>1076244</text:p>
          </table:table-cell>
          <table:table-cell table:formula="of:=SUMIF([$all_data.$C$2:$all_data.$C$182];[.$A2];[$all_data.F$2:$all_data.F$182])" office:value-type="float" office:value="97733" calcext:value-type="float">
            <text:p>97733</text:p>
          </table:table-cell>
          <table:table-cell table:formula="of:=SUMIF([$all_data.$C$2:$all_data.$C$182];[.$A2];[$all_data.G$2:$all_data.G$182])" office:value-type="float" office:value="295354" calcext:value-type="float">
            <text:p>295354</text:p>
          </table:table-cell>
          <table:table-cell table:formula="of:=SUMIF([$all_data.$C$2:$all_data.$C$182];[.$A2];[$all_data.H$2:$all_data.H$182])" office:value-type="float" office:value="683157" calcext:value-type="float">
            <text:p>683157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738817" calcext:value-type="float">
            <text:p>738817</text:p>
          </table:table-cell>
          <table:table-cell table:formula="of:=SUMIF([$all_data.$C$2:$all_data.$C$182];[.$A3];[$all_data.F$2:$all_data.F$182])" office:value-type="float" office:value="38614" calcext:value-type="float">
            <text:p>38614</text:p>
          </table:table-cell>
          <table:table-cell table:formula="of:=SUMIF([$all_data.$C$2:$all_data.$C$182];[.$A3];[$all_data.G$2:$all_data.G$182])" office:value-type="float" office:value="71215" calcext:value-type="float">
            <text:p>71215</text:p>
          </table:table-cell>
          <table:table-cell table:formula="of:=SUMIF([$all_data.$C$2:$all_data.$C$182];[.$A3];[$all_data.H$2:$all_data.H$182])" office:value-type="float" office:value="628988" calcext:value-type="float">
            <text:p>628988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96863" calcext:value-type="float">
            <text:p>196863</text:p>
          </table:table-cell>
          <table:table-cell table:formula="of:=SUMIF([$all_data.$C$2:$all_data.$C$182];[.$A4];[$all_data.F$2:$all_data.F$182])" office:value-type="float" office:value="7250" calcext:value-type="float">
            <text:p>7250</text:p>
          </table:table-cell>
          <table:table-cell table:formula="of:=SUMIF([$all_data.$C$2:$all_data.$C$182];[.$A4];[$all_data.G$2:$all_data.G$182])" office:value-type="float" office:value="102643" calcext:value-type="float">
            <text:p>102643</text:p>
          </table:table-cell>
          <table:table-cell table:formula="of:=SUMIF([$all_data.$C$2:$all_data.$C$182];[.$A4];[$all_data.H$2:$all_data.H$182])" office:value-type="float" office:value="86970" calcext:value-type="float">
            <text:p>86970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15906" calcext:value-type="float">
            <text:p>115906</text:p>
          </table:table-cell>
          <table:table-cell table:formula="of:=SUMIF([$all_data.$C$2:$all_data.$C$182];[.$A5];[$all_data.F$2:$all_data.F$182])" office:value-type="float" office:value="5362" calcext:value-type="float">
            <text:p>5362</text:p>
          </table:table-cell>
          <table:table-cell table:formula="of:=SUMIF([$all_data.$C$2:$all_data.$C$182];[.$A5];[$all_data.G$2:$all_data.G$182])" office:value-type="float" office:value="61587" calcext:value-type="float">
            <text:p>61587</text:p>
          </table:table-cell>
          <table:table-cell table:formula="of:=SUMIF([$all_data.$C$2:$all_data.$C$182];[.$A5];[$all_data.H$2:$all_data.H$182])" office:value-type="float" office:value="48957" calcext:value-type="float">
            <text:p>48957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73073" calcext:value-type="float">
            <text:p>73073</text:p>
          </table:table-cell>
          <table:table-cell table:formula="of:=SUMIF([$all_data.$C$2:$all_data.$C$182];[.$A6];[$all_data.F$2:$all_data.F$182])" office:value-type="float" office:value="3322" calcext:value-type="float">
            <text:p>3322</text:p>
          </table:table-cell>
          <table:table-cell table:formula="of:=SUMIF([$all_data.$C$2:$all_data.$C$182];[.$A6];[$all_data.G$2:$all_data.G$182])" office:value-type="float" office:value="26882" calcext:value-type="float">
            <text:p>26882</text:p>
          </table:table-cell>
          <table:table-cell table:formula="of:=SUMIF([$all_data.$C$2:$all_data.$C$182];[.$A6];[$all_data.H$2:$all_data.H$182])" office:value-type="float" office:value="42869" calcext:value-type="float">
            <text:p>42869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9680" calcext:value-type="float">
            <text:p>19680</text:p>
          </table:table-cell>
          <table:table-cell table:formula="of:=SUMIF([$all_data.$C$2:$all_data.$C$182];[.$A7];[$all_data.F$2:$all_data.F$182])" office:value-type="float" office:value="1011" calcext:value-type="float">
            <text:p>1011</text:p>
          </table:table-cell>
          <table:table-cell table:formula="of:=SUMIF([$all_data.$C$2:$all_data.$C$182];[.$A7];[$all_data.G$2:$all_data.G$182])" office:value-type="float" office:value="4567" calcext:value-type="float">
            <text:p>4567</text:p>
          </table:table-cell>
          <table:table-cell table:formula="of:=SUMIF([$all_data.$C$2:$all_data.$C$182];[.$A7];[$all_data.H$2:$all_data.H$182])" office:value-type="float" office:value="14102" calcext:value-type="float">
            <text:p>14102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938" calcext:value-type="float">
            <text:p>7938</text:p>
          </table:table-cell>
          <table:table-cell table:formula="of:=SUMIF([$all_data.$C$2:$all_data.$C$182];[.$A8];[$all_data.F$2:$all_data.F$182])" office:value-type="float" office:value="77" calcext:value-type="float">
            <text:p>77</text:p>
          </table:table-cell>
          <table:table-cell table:formula="of:=SUMIF([$all_data.$C$2:$all_data.$C$182];[.$A8];[$all_data.G$2:$all_data.G$182])" office:value-type="float" office:value="4624" calcext:value-type="float">
            <text:p>4624</text:p>
          </table:table-cell>
          <table:table-cell table:formula="of:=SUMIF([$all_data.$C$2:$all_data.$C$182];[.$A8];[$all_data.H$2:$all_data.H$182])"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10465" calcext:value-type="float">
            <text:p>10465</text:p>
          </table:table-cell>
          <table:table-cell table:formula="of:=SUMIF([$all_data.$C$2:$all_data.$C$182];[.$A9];[$all_data.F$2:$all_data.F$182])" office:value-type="float" office:value="431" calcext:value-type="float">
            <text:p>431</text:p>
          </table:table-cell>
          <table:table-cell table:formula="of:=SUMIF([$all_data.$C$2:$all_data.$C$182];[.$A9];[$all_data.G$2:$all_data.G$182])" office:value-type="float" office:value="726" calcext:value-type="float">
            <text:p>726</text:p>
          </table:table-cell>
          <table:table-cell table:formula="of:=SUMIF([$all_data.$C$2:$all_data.$C$182];[.$A9];[$all_data.H$2:$all_data.H$182])" office:value-type="float" office:value="9308" calcext:value-type="float">
            <text:p>9308</text:p>
          </table:table-cell>
          <table:table-cell/>
        </table:table-row>
      </table:table>
      <table:table table:name="major_continent" table:style-name="ta1">
        <table:table-column table:style-name="co10" table:default-cell-style-name="ce26"/>
        <table:table-column table:style-name="co7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076244" calcext:value-type="float">
            <text:p>1076244</text:p>
          </table:table-cell>
          <table:table-cell table:formula="of:=SUMIF([$all_data.$C$2:$all_data.$C$182];[.$A2];[$all_data.F$2:$all_data.F$182])" office:value-type="float" office:value="97733" calcext:value-type="float">
            <text:p>97733</text:p>
          </table:table-cell>
          <table:table-cell table:formula="of:=SUMIF([$all_data.$C$2:$all_data.$C$182];[.$A2];[$all_data.G$2:$all_data.G$182])" office:value-type="float" office:value="295354" calcext:value-type="float">
            <text:p>295354</text:p>
          </table:table-cell>
          <table:table-cell table:formula="of:=SUMIF([$all_data.$C$2:$all_data.$C$182];[.$A2];[$all_data.H$2:$all_data.H$182])" office:value-type="float" office:value="683157" calcext:value-type="float">
            <text:p>683157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738817" calcext:value-type="float">
            <text:p>738817</text:p>
          </table:table-cell>
          <table:table-cell table:formula="of:=SUMIF([$all_data.$C$2:$all_data.$C$182];[.$A3];[$all_data.F$2:$all_data.F$182])" office:value-type="float" office:value="38614" calcext:value-type="float">
            <text:p>38614</text:p>
          </table:table-cell>
          <table:table-cell table:formula="of:=SUMIF([$all_data.$C$2:$all_data.$C$182];[.$A3];[$all_data.G$2:$all_data.G$182])" office:value-type="float" office:value="71215" calcext:value-type="float">
            <text:p>71215</text:p>
          </table:table-cell>
          <table:table-cell table:formula="of:=SUMIF([$all_data.$C$2:$all_data.$C$182];[.$A3];[$all_data.H$2:$all_data.H$182])" office:value-type="float" office:value="628988" calcext:value-type="float">
            <text:p>628988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96863" calcext:value-type="float">
            <text:p>196863</text:p>
          </table:table-cell>
          <table:table-cell table:formula="of:=SUMIF([$all_data.$C$2:$all_data.$C$182];[.$A4];[$all_data.F$2:$all_data.F$182])" office:value-type="float" office:value="7250" calcext:value-type="float">
            <text:p>7250</text:p>
          </table:table-cell>
          <table:table-cell table:formula="of:=SUMIF([$all_data.$C$2:$all_data.$C$182];[.$A4];[$all_data.G$2:$all_data.G$182])" office:value-type="float" office:value="102643" calcext:value-type="float">
            <text:p>102643</text:p>
          </table:table-cell>
          <table:table-cell table:formula="of:=SUMIF([$all_data.$C$2:$all_data.$C$182];[.$A4];[$all_data.H$2:$all_data.H$182])" office:value-type="float" office:value="86970" calcext:value-type="float">
            <text:p>86970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15906" calcext:value-type="float">
            <text:p>115906</text:p>
          </table:table-cell>
          <table:table-cell table:formula="of:=SUMIF([$all_data.$C$2:$all_data.$C$182];[.$A5];[$all_data.F$2:$all_data.F$182])" office:value-type="float" office:value="5362" calcext:value-type="float">
            <text:p>5362</text:p>
          </table:table-cell>
          <table:table-cell table:formula="of:=SUMIF([$all_data.$C$2:$all_data.$C$182];[.$A5];[$all_data.G$2:$all_data.G$182])" office:value-type="float" office:value="61587" calcext:value-type="float">
            <text:p>61587</text:p>
          </table:table-cell>
          <table:table-cell table:formula="of:=SUMIF([$all_data.$C$2:$all_data.$C$182];[.$A5];[$all_data.H$2:$all_data.H$182])" office:value-type="float" office:value="48957" calcext:value-type="float">
            <text:p>48957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73073" calcext:value-type="float">
            <text:p>73073</text:p>
          </table:table-cell>
          <table:table-cell table:formula="of:=SUMIF([$all_data.$C$2:$all_data.$C$182];[.$A6];[$all_data.F$2:$all_data.F$182])" office:value-type="float" office:value="3322" calcext:value-type="float">
            <text:p>3322</text:p>
          </table:table-cell>
          <table:table-cell table:formula="of:=SUMIF([$all_data.$C$2:$all_data.$C$182];[.$A6];[$all_data.G$2:$all_data.G$182])" office:value-type="float" office:value="26882" calcext:value-type="float">
            <text:p>26882</text:p>
          </table:table-cell>
          <table:table-cell table:formula="of:=SUMIF([$all_data.$C$2:$all_data.$C$182];[.$A6];[$all_data.H$2:$all_data.H$182])" office:value-type="float" office:value="42869" calcext:value-type="float">
            <text:p>42869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7618" calcext:value-type="float">
            <text:p>27618</text:p>
          </table:table-cell>
          <table:table-cell table:formula="of:=SUM([$continent.C$7:$continent.C$8])" office:value-type="float" office:value="1088" calcext:value-type="float">
            <text:p>1088</text:p>
          </table:table-cell>
          <table:table-cell table:formula="of:=SUM([$continent.D$7:$continent.D$8])" office:value-type="float" office:value="9191" calcext:value-type="float">
            <text:p>9191</text:p>
          </table:table-cell>
          <table:table-cell table:formula="of:=SUM([$continent.E$7:$continent.E$8])" office:value-type="float" office:value="17339" calcext:value-type="float">
            <text:p>17339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1" table:default-cell-style-name="ce1"/>
        <table:table-column table:style-name="co7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238986" calcext:value-type="float">
            <text:p>2238986</text:p>
          </table:table-cell>
          <table:table-cell table:style-name="Default" table:formula="of:=SUM([$continent.C2:$continent.C9])" office:value-type="float" office:value="153800" calcext:value-type="float">
            <text:p>153800</text:p>
          </table:table-cell>
          <table:table-cell table:style-name="Default" table:formula="of:=SUM([$continent.D2:$continent.D9])" office:value-type="float" office:value="567598" calcext:value-type="float">
            <text:p>567598</text:p>
          </table:table-cell>
          <table:table-cell table:style-name="Default" table:formula="of:=[.B2]-[.C2]-[.D2]" office:value-type="float" office:value="1517588" calcext:value-type="float">
            <text:p>1517588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-00-00</text:date>, <text:time style:data-style-name="N2" text:time-value="16:28:01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8T16:36:33.648000000</dc:date>
    <meta:editing-duration>PT8H1M9S</meta:editing-duration>
    <meta:editing-cycles>70</meta:editing-cycles>
    <meta:generator>LibreOffice/6.4.2.2$Windows_X86_64 LibreOffice_project/4e471d8c02c9c90f512f7f9ead8875b57fcb1ec3</meta:generator>
    <meta:document-statistic meta:table-count="4" meta:cell-count="3219" meta:object-count="0"/>
  </office:meta>
</office:document-meta>
</file>